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00E000000DD000000DD7195D5D9.svm"/>
  <manifest:file-entry manifest:media-type="" manifest:full-path="Object 1/Pictures/2000000E000000DD000000DDB110B10B.svm"/>
  <manifest:file-entry manifest:media-type="" manifest:full-path="Object 1/Pictures/2000000E000000DD000000DD1959CE85.svm"/>
  <manifest:file-entry manifest:media-type="" manifest:full-path="Object 1/Pictures/2000000E000000DD000000DDF41A5A17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8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5.937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9.32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GPU (Alfa = 1)</text:p>
          </table:table-cell>
          <table:table-cell table:style-name="ce1" office:value-type="string">
            <text:p>CPU (Single Thread, Alfa = 0)</text:p>
          </table:table-cell>
          <table:table-cell office:value-type="string">
            <text:p>CPU (Multi Thread, Alfa = 0)</text:p>
          </table:table-cell>
          <table:table-cell office:value-type="string">
            <text:p>GPU + CPU (Multi Thread, Alfa = 0.5)</text:p>
          </table:table-cell>
          <table:table-cell office:value-type="string">
            <text:p>GPU + CPU (Single Thread, Alfa = 0.5)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table:number-columns-repeated="2" office:value-type="float" office:value="71">
            <text:p>7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  <draw:frame table:end-cell-address="Sheet1.E32" table:end-x="8.068cm" table:end-y="0.187cm" draw:z-index="0" draw:style-name="gr1" svg:width="21.967cm" svg:height="6.987cm" svg:x="4.455cm" svg:y="0.426cm">
              <draw:object draw:notify-on-update-of-ranges="Sheet1.A1:Sheet1.A1 Sheet1.A2:Sheet1.A601 Sheet1.B1:Sheet1.B1 Sheet1.B2:Sheet1.B601 Sheet1.C1:Sheet1.C1 Sheet1.C2:Sheet1.C601 Sheet1.D1:Sheet1.D1 Sheet1.D2:Sheet1.D601 Sheet1.E1:Sheet1.E1 Sheet1.E2:Sheet1.E6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4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2">
            <text:p>52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2">
            <text:p>52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table:number-columns-repeated="2" office:value-type="float" office:value="71">
            <text:p>7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table:number-columns-repeated="2" office:value-type="float" office:value="71">
            <text:p>7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table:number-columns-repeated="2" office:value-type="float" office:value="71">
            <text:p>7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table:number-columns-repeated="2" office:value-type="float" office:value="71">
            <text:p>7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4"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4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3">
            <text:p>6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table:number-columns-repeated="2" office:value-type="float" office:value="70">
            <text:p>7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7">
            <text:p>57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3" office:value-type="float" office:value="71">
            <text:p>7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table:number-columns-repeated="2" office:value-type="float" office:value="71">
            <text:p>7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table:number-columns-repeated="2" office:value-type="float" office:value="70">
            <text:p>7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1">
            <text:p>5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4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57">
            <text:p>57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table:number-columns-repeated="2" office:value-type="float" office:value="71">
            <text:p>7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table:number-columns-repeated="2" office:value-type="float" office:value="71">
            <text:p>7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4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6">
            <text:p>56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table:number-columns-repeated="2"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table:number-columns-repeated="2" office:value-type="float" office:value="71">
            <text:p>7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table:number-columns-repeated="2"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table:number-columns-repeated="2" office:value-type="float" office:value="71">
            <text:p>7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3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3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table:number-columns-repeated="2" office:value-type="float" office:value="71">
            <text:p>7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number-columns-repeated="2" office:value-type="float" office:value="71">
            <text:p>7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table:number-columns-repeated="2" office:value-type="float" office:value="70">
            <text:p>7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4">
            <text:p>64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0">
            <text:p>50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 office:value-type="float" office:value="60">
            <text:p>60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table:number-columns-repeated="2" office:value-type="float" office:value="70">
            <text:p>7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52">
            <text:p>5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1">
            <text:p>61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9">
            <text:p>5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4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9">
            <text:p>59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2">12/07/2009</text:date>, <text:time>15:0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5T18:32:34.48</meta:creation-date>
    <dc:date>2009-07-12T15:00:16.62</dc:date>
    <meta:editing-duration>PT02H56M40S</meta:editing-duration>
    <meta:editing-cycles>13</meta:editing-cycles>
    <meta:generator>OpenOffice.org/3.1$Win32 OpenOffice.org_project/310m11$Build-9399</meta:generator>
    <meta:document-statistic meta:table-count="3" meta:cell-count="30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8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cm" chart:symbol-height="0cm">
        <chart:symbol-image xlink:href="Pictures/2000000E000000DD000000DDB110B10B.svm" xlink:type="simple" xlink:actuate="onLoad"/>
      </style:chart-properties>
      <style:graphic-properties draw:stroke="solid" svg:stroke-width="0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cm" chart:symbol-height="0cm">
        <chart:symbol-image xlink:href="Pictures/2000000E000000DD000000DD7195D5D9.svm" xlink:type="simple" xlink:actuate="onLoad"/>
      </style:chart-properties>
      <style:graphic-properties draw:stroke="solid" svg:stroke-width="0cm" svg:stroke-color="#ff420e" svg:stroke-opacity="50%" draw:fill-color="#ff420e" draw:opacity="50%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cm" chart:symbol-height="0cm">
        <chart:symbol-image xlink:href="Pictures/2000000E000000DD000000DD1959CE85.svm" xlink:type="simple" xlink:actuate="onLoad"/>
      </style:chart-properties>
      <style:graphic-properties svg:stroke-width="0cm" svg:stroke-color="#00cccc" svg:stroke-opacity="50%" draw:fill-color="#00cccc" draw:opacity="5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cm" chart:symbol-height="0cm"/>
      <style:graphic-properties svg:stroke-width="0cm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cm" chart:symbol-height="0cm">
        <chart:symbol-image xlink:href="Pictures/2000000E000000DD000000DDF41A5A17.svm" xlink:type="simple" xlink:actuate="onLoad"/>
      </style:chart-properties>
      <style:graphic-properties svg:stroke-width="0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draw:stroke-dash="Ultrafine_20_Dashe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1.968cm" svg:height="6.988cm" chart:class="chart:line" chart:style-name="ch1">
        <chart:title svg:x="7.121cm" svg:y="0.14cm" chart:style-name="ch2">
          <text:p>FPS Durante Navegação (ATI HD 4850)</text:p>
        </chart:title>
        <chart:legend chart:legend-position="end" svg:x="16.619cm" svg:y="1.962cm" chart:style-name="ch3"/>
        <chart:plot-area chart:style-name="ch4" table:cell-range-address="Sheet1.A1:Sheet1.E601" chart:data-source-has-labels="row" svg:x="0.675cm" svg:y="0.78cm" svg:width="15.556cm" svg:height="5.989cm">
          <chart:axis chart:dimension="x" chart:name="primary-x" chart:style-name="ch5">
            <chart:title svg:x="8.275cm" svg:y="6.311cm" chart:style-name="ch6">
              <text:p>Frame</text:p>
            </chart:title>
          </chart:axis>
          <chart:axis chart:dimension="y" chart:name="primary-y" chart:style-name="ch7">
            <chart:title svg:x="0.437cm" svg:y="5.01cm" chart:style-name="ch8">
              <text:p>Frames por segundo</text:p>
            </chart:title>
            <chart:grid chart:style-name="ch9" chart:class="major"/>
          </chart:axis>
          <chart:series chart:style-name="ch10" chart:values-cell-range-address="Sheet1.A2:Sheet1.A601" chart:label-cell-address="Sheet1.A1:Sheet1.A1" chart:class="chart:line">
            <chart:data-point chart:repeated="600"/>
          </chart:series>
          <chart:series chart:style-name="ch11" chart:values-cell-range-address="Sheet1.B2:Sheet1.B601" chart:label-cell-address="Sheet1.B1:Sheet1.B1" chart:class="chart:line">
            <chart:data-point chart:repeated="600"/>
          </chart:series>
          <chart:series chart:style-name="ch12" chart:values-cell-range-address="Sheet1.C2:Sheet1.C601" chart:label-cell-address="Sheet1.C1:Sheet1.C1" chart:class="chart:line">
            <chart:data-point chart:repeated="600"/>
          </chart:series>
          <chart:series chart:style-name="ch13" chart:values-cell-range-address="Sheet1.D2:Sheet1.D601" chart:label-cell-address="Sheet1.D1:Sheet1.D1" chart:class="chart:line">
            <chart:data-point chart:repeated="600"/>
          </chart:series>
          <chart:series chart:style-name="ch14" chart:values-cell-range-address="Sheet1.E2:Sheet1.E601" chart:label-cell-address="Sheet1.E1:Sheet1.E1" chart:class="chart:line">
            <chart:data-point chart:repeated="6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GPU (Alfa = 1)</text:p>
              </table:table-cell>
              <table:table-cell office:value-type="string">
                <text:p text:id="Sheet1.B1:Sheet1.B1">CPU (Single Thread, Alfa = 0)</text:p>
              </table:table-cell>
              <table:table-cell office:value-type="string">
                <text:p text:id="Sheet1.C1:Sheet1.C1">CPU (Multi Thread, Alfa = 0)</text:p>
              </table:table-cell>
              <table:table-cell office:value-type="string">
                <text:p text:id="Sheet1.D1:Sheet1.D1">GPU + CPU (Multi Thread, Alfa = 0.5)</text:p>
              </table:table-cell>
              <table:table-cell office:value-type="string">
                <text:p text:id="Sheet1.E1:Sheet1.E1">GPU + CPU (Single Thread, Alfa = 0.5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">
                <text:p text:id="Sheet1.A2:Sheet1.A601">72</text:p>
              </table:table-cell>
              <table:table-cell office:value-type="float" office:value="70">
                <text:p text:id="Sheet1.B2:Sheet1.B601">70</text:p>
              </table:table-cell>
              <table:table-cell office:value-type="float" office:value="71">
                <text:p text:id="Sheet1.C2:Sheet1.C601">71</text:p>
              </table:table-cell>
              <table:table-cell office:value-type="float" office:value="72">
                <text:p text:id="Sheet1.D2:Sheet1.D601">72</text:p>
              </table:table-cell>
              <table:table-cell office:value-type="float" office:value="70">
                <text:p text:id="Sheet1.E2:Sheet1.E601"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">
                <text:p>69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43">
                <text:p>4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">
                <text:p>69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52">
                <text:p>5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">
                <text:p>69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42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">
                <text:p>69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">
                <text:p>69</text:p>
              </table:table-cell>
              <table:table-cell office:value-type="float" office:value="33">
                <text:p>3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">
                <text:p>69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">
                <text:p>70</text:p>
              </table:table-cell>
              <table:table-cell office:value-type="float" office:value="17">
                <text:p>1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1">
                <text:p>71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9">
                <text:p>69</text:p>
              </table:table-cell>
              <table:table-cell office:value-type="float" office:value="58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9">
                <text:p>69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1">
                <text:p>71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9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0">
                <text:p>70</text:p>
              </table:table-cell>
              <table:table-cell office:value-type="float" office:value="37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0">
                <text:p>70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">
                <text:p>69</text:p>
              </table:table-cell>
              <table:table-cell office:value-type="float" office:value="35">
                <text:p>35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0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">
                <text:p>70</text:p>
              </table:table-cell>
              <table:table-cell office:value-type="float" office:value="37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9">
                <text:p>69</text:p>
              </table:table-cell>
              <table:table-cell office:value-type="float" office:value="21">
                <text:p>21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9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1">
                <text:p>71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9">
                <text:p>69</text:p>
              </table:table-cell>
              <table:table-cell office:value-type="float" office:value="37">
                <text:p>3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9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1">
                <text:p>71</text:p>
              </table:table-cell>
              <table:table-cell office:value-type="float" office:value="9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1">
                <text:p>71</text:p>
              </table:table-cell>
              <table:table-cell office:value-type="float" office:value="36">
                <text:p>3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1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9">
                <text:p>69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9">
                <text:p>69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9">
                <text:p>69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0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9">
                <text:p>69</text:p>
              </table:table-cell>
              <table:table-cell office:value-type="float" office:value="41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1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9">
                <text:p>69</text:p>
              </table:table-cell>
              <table:table-cell office:value-type="float" office:value="53">
                <text:p>5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9">
                <text:p>69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0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1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9">
                <text:p>69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0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9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9">
                <text:p>69</text:p>
              </table:table-cell>
              <table:table-cell office:value-type="float" office:value="16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9">
                <text:p>69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1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1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1">
                <text:p>71</text:p>
              </table:table-cell>
              <table:table-cell office:value-type="float" office:value="45">
                <text:p>45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9">
                <text:p>69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1">
                <text:p>71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9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0">
                <text:p>70</text:p>
              </table:table-cell>
              <table:table-cell office:value-type="float" office:value="26">
                <text:p>26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0">
                <text:p>70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